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E00000177D276748054A2D1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73cm, 2.988cm, 0.354cm, 1.093cm)" draw:image-opacity="100%" style:mirror="horizontal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5.637cm, 19.01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411cm, 0cm, 0.815cm, 19.01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1cm" fo:min-width="0.3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1cm" fo:min-width="0.5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949cm" svg:height="6.249cm" draw:transform="rotate (-3.14159265358979) translate (16.1cm 6.25cm)">
          <draw:image xlink:href="Pictures/100002010000040E00000177D276748054A2D16C.png" xlink:type="simple" xlink:show="embed" xlink:actuate="onLoad">
            <text:p/>
          </draw:image>
        </draw:frame>
        <draw:frame draw:style-name="gr2" draw:text-style-name="P1" draw:layer="layout" svg:width="2.639cm" svg:height="2.049cm" svg:x="16.5cm" svg:y="4.25cm">
          <draw:image xlink:href="Pictures/100002010000040E00000177D276748054A2D16C.png" xlink:type="simple" xlink:show="embed" xlink:actuate="onLoad">
            <text:p/>
          </draw:image>
        </draw:frame>
        <draw:frame draw:style-name="gr3" draw:text-style-name="P1" draw:layer="layout" svg:width="2.639cm" svg:height="4.199cm" svg:x="16.501cm" svg:y="0cm">
          <draw:image xlink:href="Pictures/100002010000040E00000177D276748054A2D16C.png" xlink:type="simple" xlink:show="embed" xlink:actuate="onLoad">
            <text:p/>
          </draw:image>
        </draw:frame>
        <draw:frame draw:style-name="gr4" draw:text-style-name="P2" draw:layer="layout" svg:width="0.739cm" svg:height="0.725cm" svg:x="0.25cm" svg:y="0.15cm">
          <draw:text-box>
            <text:p><text:span text:style-name="T1">a</text:span></text:p>
          </draw:text-box>
        </draw:frame>
        <draw:frame draw:style-name="gr4" draw:text-style-name="P2" draw:layer="layout" svg:width="0.76cm" svg:height="0.725cm" svg:x="4.451cm" svg:y="0.151cm">
          <draw:text-box>
            <text:p><text:span text:style-name="T1">b</text:span></text:p>
          </draw:text-box>
        </draw:frame>
        <draw:frame draw:style-name="gr4" draw:text-style-name="P2" draw:layer="layout" svg:width="0.739cm" svg:height="0.725cm" svg:x="8.352cm" svg:y="0.152cm">
          <draw:text-box>
            <text:p><text:span text:style-name="T1">c</text:span></text:p>
          </draw:text-box>
        </draw:frame>
        <draw:frame draw:style-name="gr4" draw:text-style-name="P2" draw:layer="layout" svg:width="0.76cm" svg:height="0.725cm" svg:x="12.453cm" svg:y="0.153cm">
          <draw:text-box>
            <text:p><text:span text:style-name="T1">d</text:span></text:p>
          </draw:text-box>
        </draw:frame>
        <draw:frame draw:style-name="gr4" draw:text-style-name="P2" draw:layer="layout" svg:width="0.739cm" svg:height="0.725cm" svg:x="0.05cm" svg:y="6.175cm">
          <draw:text-box>
            <text:p><text:span text:style-name="T1">e</text:span></text:p>
          </draw:text-box>
        </draw:frame>
        <draw:frame draw:style-name="gr4" draw:text-style-name="P4" draw:layer="layout" svg:width="1.044cm" svg:height="0.725cm" svg:x="1.553cm" svg:y="6.154cm">
          <draw:text-box>
            <text:p text:style-name="P3"><text:span text:style-name="T2">2R</text:span></text:p>
          </draw:text-box>
        </draw:frame>
        <draw:frame draw:style-name="gr4" draw:text-style-name="P4" draw:layer="layout" svg:width="0.976cm" svg:height="0.725cm" svg:x="5.253cm" svg:y="6.155cm">
          <draw:text-box>
            <text:p text:style-name="P3"><text:span text:style-name="T2">2L</text:span></text:p>
          </draw:text-box>
        </draw:frame>
        <draw:frame draw:style-name="gr4" draw:text-style-name="P4" draw:layer="layout" svg:width="1.044cm" svg:height="0.725cm" svg:x="9.053cm" svg:y="6.156cm">
          <draw:text-box>
            <text:p text:style-name="P3"><text:span text:style-name="T2">3R</text:span></text:p>
          </draw:text-box>
        </draw:frame>
        <draw:frame draw:style-name="gr4" draw:text-style-name="P4" draw:layer="layout" svg:width="0.976cm" svg:height="0.725cm" svg:x="12.053cm" svg:y="6.157cm">
          <draw:text-box>
            <text:p text:style-name="P3"><text:span text:style-name="T2">3L</text:span></text:p>
          </draw:text-box>
        </draw:frame>
        <draw:frame draw:style-name="gr4" draw:text-style-name="P4" draw:layer="layout" svg:width="0.786cm" svg:height="0.725cm" svg:x="14.653cm" svg:y="6.158cm">
          <draw:text-box>
            <text:p text:style-name="P3"><text:span text:style-name="T2">X</text:span></text:p>
          </draw:text-box>
        </draw:frame>
        <draw:custom-shape draw:style-name="gr5" draw:text-style-name="P5" draw:layer="layout" svg:width="0.8cm" svg:height="0.35cm" svg:x="17.85cm" svg:y="1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05cm" svg:height="0.35cm" draw:transform="skewX (-0.00855211333477222) rotate (-0.00750491578357628) translate (17.75cm 3.794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2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1T01:08:52.506692826</meta:creation-date>
    <dc:date>2020-12-11T01:25:55.632811090</dc:date>
    <meta:editing-duration>PT6M52S</meta:editing-duration>
    <meta:editing-cycles>3</meta:editing-cycles>
    <meta:generator>LibreOffice/6.0.7.3$Linux_X86_64 LibreOffice_project/00m0$Build-3</meta:generator>
    <meta:document-statistic meta:object-count="15"/>
  </office:meta>
</office:document-meta>
</file>